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guide.pdf.asc" office:name=""><text:span text:style-name="Definition">guide.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ODT Main and Mirrors: <text:a xlink:type="simple" xlink:href="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he PDF and ODT files of this guide have been automatically scanned by VT, see the links below for an example but do not trust these hashes blindly. Check the hashes match and re-upload to VT if needed: - PDF file: <text:a xlink:type="simple" xlink:href="https://www.virustotal.com/gui/file/81ab61680ef1b544f2f2c608952502e0948edd3a309b4f9d5a5071db40c4d80b?nocache=1" office:name=""><text:span text:style-name="Definition">[VT Scan]</text:span></text:a> - ODT file: <text:a xlink:type="simple" xlink:href="https://www.virustotal.com/gui/file/5a593f297c61a09eb974c0ee6a21575b922011d70c08b1d5ee6b6ef9f5f911f5?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